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59.411cm" table:align="left"/>
    </style:style>
    <style:style style:name="Tabela1.A" style:family="table-column">
      <style:table-column-properties style:column-width="59.411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9.36cm" table:align="left"/>
    </style:style>
    <style:style style:name="Tabela2.A" style:family="table-column">
      <style:table-column-properties style:column-width="19.36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3.642cm" table:align="left"/>
    </style:style>
    <style:style style:name="Tabela3.A" style:family="table-column">
      <style:table-column-properties style:column-width="13.64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3.642cm" table:align="left"/>
    </style:style>
    <style:style style:name="Tabela4.A" style:family="table-column">
      <style:table-column-properties style:column-width="13.642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8.978cm" table:align="left"/>
    </style:style>
    <style:style style:name="Tabela5.A" style:family="table-column">
      <style:table-column-properties style:column-width="8.978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22.334cm" table:align="left"/>
    </style:style>
    <style:style style:name="Tabela6.A" style:family="table-column">
      <style:table-column-properties style:column-width="22.334cm"/>
    </style:style>
    <style:style style:name="Tabela6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Preformatted_20_Text">
      <style:text-properties style:font-name="monospace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monospace"/>
    </style:style>
    <style:style style:name="T1" style:family="text">
      <style:text-properties fo:font-size="13.5pt"/>
    </style:style>
    <style:style style:name="T2" style:family="text">
      <style:text-properties style:font-name="monospace"/>
    </style:style>
    <style:style style:name="T3" style:family="text">
      <style:text-properties officeooo:rsid="0016185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span text:style-name="T3">4</text:span><text:a xlink:type="simple" xlink:href="https://erlaniofreire.com.br/web/post/4-funcoes-php-para-facilitar-seu-dia-a-dia/69?fbclid=IwAR1-27xZnGaKzC8Qo7ZnKUzkY_GUK5dnG4jEl-txgUad6ADTBWtY4iQsRSo#" text:style-name="Internet_20_link" text:visited-style-name="Visited_20_Internet_20_Link">funções PHP para facilitar seu dia a dia</text:a></text:h>
      <text:list xml:id="list3378981672" text:style-name="L1">
        <text:list-item>
          <text:p text:style-name="P1">27/04/2019 - PHP - Erlânio Freire Barros</text:p>
        </text:list-item>
      </text:list>
      <text:p text:style-name="Text_20_body">Conheça funções que são uma "mão na roda" para o seu dia-a-dia.<text:line-break/><text:span text:style-name="Strong_20_Emphasis"><text:span text:style-name="T1"><text:line-break/>1 - Remover Acentos</text:span></text:span><text:line-break/>Bom, em alguns casos se faz necessário a remoção de acentos de determinada STRING, vou lhes apresentar duas funções que podem lhe auxiliar!<text:line-break/><text:line-break/><text:span text:style-name="Strong_20_Emphasis">Exemplo 1 (ISO)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function removeAcentos($string) {</text:p>
            <text:p text:style-name="Preformatted_20_Text"><text:s text:c="4"/><text:span text:style-name="T2">return preg_replace(array("/(á|à|ã|â|ä)/", "/(Á|À|Ã|Â|Ä)/", "/(é|è|ê|ë)/", "/(É|È|Ê|Ë)/", "/(í|ì|î|ï)/", "/(Í|Ì|Î|Ï)/", "/(ó|ò|õ|ô|ö)/", "/(Ó|Ò|Õ|Ô|Ö)/", "/(ú|ù|û|ü)/", "/(Ú|Ù|Û|Ü)/", "/(ñ)/", "/(Ñ)/", "/(ç)/", "/(Ç)/"), explode(" ", "a A e E i I o O u U n N c C"), $string);</text:span></text:p>
            <text:p text:style-name="P4">}</text:p>
          </table:table-cell>
        </table:table-row>
      </table:table>
      <text:p text:style-name="P2"><text:line-break/><text:span text:style-name="Strong_20_Emphasis">Exemplo 1 (ISO)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function removeAcentos($string) {</text:p>
            <text:p text:style-name="Preformatted_20_Text"><text:s text:c="4"/><text:span text:style-name="T2">return preg_replace( '/[`^~\'"]/', null, iconv( 'UTF-8', 'ASCII//TRANSLIT', $string ) </text:span></text:p>
            <text:p text:style-name="P4">}</text:p>
          </table:table-cell>
        </table:table-row>
      </table:table>
      <text:p text:style-name="P2"><text:line-break/><text:span text:style-name="Strong_20_Emphasis"><text:span text:style-name="T1">2 - Datas</text:span></text:span><text:line-break/>Todos sabendo que as datas são armazenadas no nosso banco de dados no formado "2019-04-27" para realizar a conversão para o padrão brasileiro uso a seguinte função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">function data_br($data_bd) {</text:p>
            <text:p text:style-name="Preformatted_20_Text"><text:s text:c="4"/><text:span text:style-name="T2">return implode('/', array_reverse(explode('-', $data_bd)));</text:span></text:p>
            <text:p text:style-name="P4">}</text:p>
          </table:table-cell>
        </table:table-row>
      </table:table>
      <text:p text:style-name="P2"><text:line-break/>Mas se quisermos montar a nossa DATA no formado do BD?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">function data_bd($data_br) {</text:p>
            <text:p text:style-name="Preformatted_20_Text"><text:s text:c="4"/><text:span text:style-name="T2">return implode('-', array_reverse(explode('/', $data_br)));</text:span></text:p>
            <text:p text:style-name="P4">}</text:p>
          </table:table-cell>
        </table:table-row>
      </table:table>
      <text:p text:style-name="P2"><text:line-break/><text:span text:style-name="Strong_20_Emphasis"><text:span text:style-name="T1">3 - Limitando texto</text:span></text:span><text:line-break/>Utilizo esta função quando preciso mostrar apenas parte de um texto, por exemplo, tenho um página onde é listada todos os POSTS, nele tenho o título e parte do conteúdo.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">function limitar_texto($texto, $limit) {</text:p>
            <text:p text:style-name="Preformatted_20_Text"><text:s text:c="4"/><text:span text:style-name="T2">$texto = strip_tags($texto);</text:span></text:p>
            <text:p text:style-name="Preformatted_20_Text"><text:s text:c="4"/><text:span text:style-name="T2">if (strlen($texto) &gt; $limit) {</text:span></text:p>
            <text:p text:style-name="Preformatted_20_Text"><text:s text:c="8"/><text:span text:style-name="T2">return substr($texto, 0, $limit);</text:span></text:p>
            <text:p text:style-name="Preformatted_20_Text"><text:s text:c="4"/><text:span text:style-name="T2">} else {</text:span></text:p>
            <text:p text:style-name="Preformatted_20_Text"><text:s text:c="8"/><text:span text:style-name="T2">return substr($texto, 0, $limit);</text:span></text:p>
            <text:p text:style-name="Preformatted_20_Text"><text:s text:c="4"/><text:span text:style-name="T2">}</text:span></text:p>
            <text:p text:style-name="P4">}</text:p>
          </table:table-cell>
        </table:table-row>
      </table:table>
      <text:p text:style-name="P2"><text:line-break/>Veja que esta função recebe dois parâmetro, o primeiro é a STRING que deseja limitar, o segundo é <text:soft-page-break/>o limite de carácteres que deverá ser apresentado.<text:line-break/><text:line-break/><text:span text:style-name="Strong_20_Emphasis"><text:span text:style-name="T1">4 - Upload de arquivos</text:span></text:span><text:line-break/><text:line-break/>Esta função pode ser utilizada quando necessitar fazer UPLOAD de arquivos para o servidor, como exemplo usei o UPLOAD de IMAGENS, mas ela pode ser adaptada para a suas necessidades.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3">function inserirImagens($pasta, $tipoArquivos, $input) {</text:p>
            <text:p text:style-name="Preformatted_20_Text"><text:s text:c="4"/><text:span text:style-name="T2">$pasta = $pasta;</text:span></text:p>
            <text:p text:style-name="Preformatted_20_Text"/>
            <text:p text:style-name="Preformatted_20_Text"><text:s text:c="4"/><text:span text:style-name="T2">/* formatos de imagem permitidos */</text:span></text:p>
            <text:p text:style-name="Preformatted_20_Text"><text:s text:c="4"/><text:span text:style-name="T2">$permitidos = array(".jpg", ".jpeg", ".gif", ".png", ".bmp");</text:span></text:p>
            <text:p text:style-name="Preformatted_20_Text"><text:s text:c="4"/><text:span text:style-name="T2">//$id_imagem = $this-&gt;input-&gt;post('id_imagem');</text:span></text:p>
            <text:p text:style-name="Preformatted_20_Text"><text:s text:c="4"/><text:span text:style-name="T2">if (isset($_POST)) {</text:span></text:p>
            <text:p text:style-name="Preformatted_20_Text"><text:s text:c="8"/><text:span text:style-name="T2">if (isset($_FILES["$input"])) {</text:span></text:p>
            <text:p text:style-name="Preformatted_20_Text"><text:s text:c="12"/><text:span text:style-name="T2">$nome_imagem = $_FILES["$input"]['name'];</text:span></text:p>
            <text:p text:style-name="Preformatted_20_Text"><text:s text:c="12"/><text:span text:style-name="T2">$tamanho_imagem = $_FILES["$input"]['size'];</text:span></text:p>
            <text:p text:style-name="Preformatted_20_Text"><text:s text:c="8"/><text:span text:style-name="T2">}</text:span></text:p>
            <text:p text:style-name="Preformatted_20_Text"/>
            <text:p text:style-name="Preformatted_20_Text"/>
            <text:p text:style-name="Preformatted_20_Text"><text:s text:c="8"/><text:span text:style-name="T2">/* pega a extensão do arquivo */</text:span></text:p>
            <text:p text:style-name="Preformatted_20_Text"><text:s text:c="8"/><text:span text:style-name="T2">$ext = strtolower(strrchr($nome_imagem, "."));</text:span></text:p>
            <text:p text:style-name="Preformatted_20_Text"/>
            <text:p text:style-name="Preformatted_20_Text"><text:s text:c="8"/><text:span text:style-name="T2">/* <text:s/>verifica se a extensão está entre as extensões permitidas */</text:span></text:p>
            <text:p text:style-name="Preformatted_20_Text"><text:s text:c="8"/><text:span text:style-name="T2">if (in_array($ext, $permitidos)) {</text:span></text:p>
            <text:p text:style-name="Preformatted_20_Text"/>
            <text:p text:style-name="Preformatted_20_Text"><text:s text:c="12"/><text:span text:style-name="T2">/* converte o tamanho para KB */</text:span></text:p>
            <text:p text:style-name="Preformatted_20_Text"><text:s text:c="12"/><text:span text:style-name="T2">$tamanho = round($tamanho_imagem / 1024);</text:span></text:p>
            <text:p text:style-name="Preformatted_20_Text"/>
            <text:p text:style-name="Preformatted_20_Text"/>
            <text:p text:style-name="Preformatted_20_Text"><text:s text:c="12"/><text:span text:style-name="T2">$nome_atual = md5(uniqid(time())) . $ext; //nome que dará a imagem</text:span></text:p>
            <text:p text:style-name="Preformatted_20_Text"><text:s text:c="12"/><text:span text:style-name="T2">if (isset($_FILES["$input"])) {</text:span></text:p>
            <text:p text:style-name="Preformatted_20_Text"><text:s text:c="16"/><text:span text:style-name="T2">$tmp = $_FILES["$input"]['tmp_name']; //caminho temporário da imagem <text:s text:c="19"/></text:span></text:p>
            <text:p text:style-name="Preformatted_20_Text"><text:s text:c="12"/><text:span text:style-name="T2">}</text:span></text:p>
            <text:p text:style-name="Preformatted_20_Text"/>
            <text:p text:style-name="Preformatted_20_Text"><text:s text:c="12"/><text:span text:style-name="T2">/* se enviar a foto, insere o nome da foto no banco de dados */</text:span></text:p>
            <text:p text:style-name="Preformatted_20_Text"><text:s text:c="12"/><text:span text:style-name="T2">if (move_uploaded_file($tmp, $pasta . $nome_atual)) {</text:span></text:p>
            <text:p text:style-name="Preformatted_20_Text"><text:s text:c="16"/><text:span text:style-name="T2">echo $nome_atual;</text:span></text:p>
            <text:p text:style-name="Preformatted_20_Text"><text:s text:c="12"/><text:span text:style-name="T2">} else {</text:span></text:p>
            <text:p text:style-name="Preformatted_20_Text"><text:s text:c="16"/><text:span text:style-name="T2">echo "Falha ao enviar";</text:span></text:p>
            <text:p text:style-name="Preformatted_20_Text"><text:s text:c="12"/><text:span text:style-name="T2">}</text:span></text:p>
            <text:p text:style-name="Preformatted_20_Text"><text:s text:c="8"/><text:span text:style-name="T2">} else {</text:span></text:p>
            <text:p text:style-name="Preformatted_20_Text"><text:s text:c="12"/><text:span text:style-name="T2">echo "Somente são aceitos arquivos do tipo Imagem";</text:span></text:p>
            <text:p text:style-name="Preformatted_20_Text"><text:s text:c="8"/><text:span text:style-name="T2">}</text:span></text:p>
            <text:p text:style-name="Preformatted_20_Text"><text:s text:c="4"/><text:span text:style-name="T2">} else {</text:span></text:p>
            <text:p text:style-name="Preformatted_20_Text"><text:s text:c="8"/><text:span text:style-name="T2">echo "Selecione uma imagem";</text:span></text:p>
            <text:p text:style-name="Preformatted_20_Text"><text:s text:c="8"/><text:span text:style-name="T2">exit;</text:span></text:p>
            <text:p text:style-name="Preformatted_20_Text"><text:s text:c="4"/><text:span text:style-name="T2">}</text:span></text:p>
            <text:p text:style-name="P4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09:38:21.985851834</meta:creation-date>
    <dc:date>2019-04-28T09:39:22.653450650</dc:date>
    <meta:editing-duration>PT1M4S</meta:editing-duration>
    <meta:editing-cycles>1</meta:editing-cycles>
    <meta:document-statistic meta:table-count="6" meta:image-count="0" meta:object-count="0" meta:page-count="2" meta:paragraph-count="62" meta:word-count="436" meta:character-count="3297" meta:non-whitespace-character-count="2545"/>
    <meta:generator>LibreOffice/6.0.7.3$Linux_X86_64 LibreOffice_project/00m0$Build-3</meta:generator>
  </office:meta>
</office:document-meta>
</file>